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.1709"/>
          <table:table-cell office:value-type="float" office:value="0.2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8312"/>
          <table:table-cell office:value-type="float" office:value="0.2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1902"/>
          <table:table-cell office:value-type="float" office:value="0.3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4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3.22311"/>
          <table:table-cell office:value-type="float" office:value="0.2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4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2441"/>
          <table:table-cell office:value-type="float" office:value="0.2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3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11684"/>
          <table:table-cell office:value-type="float" office:value="0.2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9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3.19855"/>
          <table:table-cell office:value-type="float" office:value="0.2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2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6398"/>
          <table:table-cell office:value-type="float" office:value="0.2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9434"/>
          <table:table-cell office:value-type="float" office:value="0.3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4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3.18672"/>
          <table:table-cell office:value-type="float" office:value="0.2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1255"/>
          <table:table-cell office:value-type="float" office:value="0.2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4834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4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3.06811"/>
          <table:table-cell office:value-type="float" office:value="0.2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2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7222"/>
          <table:table-cell office:value-type="float" office:value="0.2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8149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7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3.0751"/>
          <table:table-cell office:value-type="float" office:value="0.2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0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5258"/>
          <table:table-cell office:value-type="float" office:value="0.2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0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295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9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3.05842"/>
          <table:table-cell office:value-type="float" office:value="0.2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1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2068"/>
          <table:table-cell office:value-type="float" office:value="0.2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7051"/>
          <table:table-cell office:value-type="float" office:value="0.3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9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.97725"/>
          <table:table-cell office:value-type="float" office:value="0.2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0425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5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3214"/>
          <table:table-cell office:value-type="float" office:value="0.2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7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3.07335"/>
          <table:table-cell office:value-type="float" office:value="0.2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7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3287"/>
          <table:table-cell office:value-type="float" office:value="0.2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3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4077"/>
          <table:table-cell office:value-type="float" office:value="0.3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74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3.01564"/>
          <table:table-cell office:value-type="float" office:value="0.2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9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7819"/>
          <table:table-cell office:value-type="float" office:value="0.2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1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4553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9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.6297"/>
          <table:table-cell office:value-type="float" office:value="0.17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89.0"/>
          <table:table-cell office:value-type="float" office:value="1860.0"/>
          <table:table-cell office:value-type="float" office:value="17690.0"/>
          <table:table-cell office:value-type="float" office:value="59185.0"/>
          <table:table-cell office:value-type="float" office:value="149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6328"/>
          <table:table-cell office:value-type="float" office:value="0.15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44.0"/>
          <table:table-cell office:value-type="float" office:value="1350.0"/>
          <table:table-cell office:value-type="float" office:value="17690.0"/>
          <table:table-cell office:value-type="float" office:value="59185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2820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.62331"/>
          <table:table-cell office:value-type="float" office:value="0.1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58.0"/>
          <table:table-cell office:value-type="float" office:value="1825.0"/>
          <table:table-cell office:value-type="float" office:value="17690.0"/>
          <table:table-cell office:value-type="float" office:value="59195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5491"/>
          <table:table-cell office:value-type="float" office:value="0.19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50.0"/>
          <table:table-cell office:value-type="float" office:value="1459.0"/>
          <table:table-cell office:value-type="float" office:value="17690.0"/>
          <table:table-cell office:value-type="float" office:value="59195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1836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61975"/>
          <table:table-cell office:value-type="float" office:value="0.17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68.0"/>
          <table:table-cell office:value-type="float" office:value="2262.0"/>
          <table:table-cell office:value-type="float" office:value="17690.0"/>
          <table:table-cell office:value-type="float" office:value="59177.0"/>
          <table:table-cell office:value-type="float" office:value="1272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2744"/>
          <table:table-cell office:value-type="float" office:value="0.12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961.0"/>
          <table:table-cell office:value-type="float" office:value="17690.0"/>
          <table:table-cell office:value-type="float" office:value="59177.0"/>
          <table:table-cell office:value-type="float" office:value="1272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295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.61107"/>
          <table:table-cell office:value-type="float" office:value="0.178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29.0"/>
          <table:table-cell office:value-type="float" office:value="1117.0"/>
          <table:table-cell office:value-type="float" office:value="17690.0"/>
          <table:table-cell office:value-type="float" office:value="59195.0"/>
          <table:table-cell office:value-type="float" office:value="1497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8069"/>
          <table:table-cell office:value-type="float" office:value="0.194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41.0"/>
          <table:table-cell office:value-type="float" office:value="2488.0"/>
          <table:table-cell office:value-type="float" office:value="17690.0"/>
          <table:table-cell office:value-type="float" office:value="59195.0"/>
          <table:table-cell office:value-type="float" office:value="1259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9536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.60269"/>
          <table:table-cell office:value-type="float" office:value="0.228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62.0"/>
          <table:table-cell office:value-type="float" office:value="3505.0"/>
          <table:table-cell office:value-type="float" office:value="17690.0"/>
          <table:table-cell office:value-type="float" office:value="59185.0"/>
          <table:table-cell office:value-type="float" office:value="1301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5341"/>
          <table:table-cell office:value-type="float" office:value="0.1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88.0"/>
          <table:table-cell office:value-type="float" office:value="1241.0"/>
          <table:table-cell office:value-type="float" office:value="17690.0"/>
          <table:table-cell office:value-type="float" office:value="59185.0"/>
          <table:table-cell office:value-type="float" office:value="134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3.04687"/>
          <table:table-cell office:value-type="float" office:value="0.2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2072"/>
          <table:table-cell office:value-type="float" office:value="0.2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146"/>
          <table:table-cell office:value-type="float" office:value="0.2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4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96175"/>
          <table:table-cell office:value-type="float" office:value="0.2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2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6673"/>
          <table:table-cell office:value-type="float" office:value="0.2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9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5696"/>
          <table:table-cell office:value-type="float" office:value="0.3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2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3.80338"/>
          <table:table-cell office:value-type="float" office:value="0.3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2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5024"/>
          <table:table-cell office:value-type="float" office:value="0.2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13111"/>
          <table:table-cell office:value-type="float" office:value="0.2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701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3.08043"/>
          <table:table-cell office:value-type="float" office:value="0.28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.0"/>
          <table:table-cell office:value-type="float" office:value="861.0"/>
          <table:table-cell office:value-type="float" office:value="41482.0"/>
          <table:table-cell office:value-type="float" office:value="135961.0"/>
          <table:table-cell office:value-type="float" office:value="1249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39"/>
          <table:table-cell office:value-type="float" office:value="0.322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12.0"/>
          <table:table-cell office:value-type="float" office:value="2643.0"/>
          <table:table-cell office:value-type="float" office:value="41482.0"/>
          <table:table-cell office:value-type="float" office:value="135961.0"/>
          <table:table-cell office:value-type="float" office:value="1279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840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97758"/>
          <table:table-cell office:value-type="float" office:value="0.2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9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5255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14817"/>
          <table:table-cell office:value-type="float" office:value="0.2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69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22822"/>
          <table:table-cell office:value-type="float" office:value="0.111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03.0"/>
          <table:table-cell office:value-type="float" office:value="1538.0"/>
          <table:table-cell office:value-type="float" office:value="6415.0"/>
          <table:table-cell office:value-type="float" office:value="21647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21742"/>
          <table:table-cell office:value-type="float" office:value="0.142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614.0"/>
          <table:table-cell office:value-type="float" office:value="1169.0"/>
          <table:table-cell office:value-type="float" office:value="6415.0"/>
          <table:table-cell office:value-type="float" office:value="21647.0"/>
          <table:table-cell office:value-type="float" office:value="125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AH13:Instances.AH1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T23:Instances.T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AH23:Instances.AH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